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finaltable" style:family="table">
      <style:table-properties style:width="17cm" table:align="margins"/>
    </style:style>
    <style:style style:name="finaltable.A" style:family="table-column">
      <style:table-column-properties style:column-width="1.132cm" style:rel-column-width="4368*"/>
    </style:style>
    <style:style style:name="finaltable.B" style:family="table-column">
      <style:table-column-properties style:column-width="1.134cm" style:rel-column-width="4369*"/>
    </style:style>
    <style:style style:name="finaltable.O" style:family="table-column">
      <style:table-column-properties style:column-width="1.134cm" style:rel-column-width="4370*"/>
    </style:style>
    <style:style style:name="final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finaltable.O1" style:family="table-cell">
      <style:table-cell-properties fo:padding="0.097cm" fo:border="0.05pt solid #000000"/>
    </style:style>
    <style:style style:name="finaltable.A2" style:family="table-cell">
      <style:table-cell-properties fo:padding="0.097cm" fo:border-left="0.05pt solid #000000" fo:border-right="none" fo:border-top="none" fo:border-bottom="0.05pt solid #000000"/>
    </style:style>
    <style:style style:name="finaltable.O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b6400"/>
    </style:style>
    <style:style style:name="P2" style:family="paragraph" style:parent-style-name="Standard">
      <style:text-properties fo:color="#ce181e"/>
    </style:style>
    <style:style style:name="P3" style:family="paragraph" style:parent-style-name="Standard">
      <style:text-properties fo:color="#2b511a"/>
    </style:style>
    <style:style style:name="P4" style:family="paragraph" style:parent-style-name="Standard">
      <style:text-properties officeooo:rsid="0003033e" officeooo:paragraph-rsid="0003033e"/>
    </style:style>
    <style:style style:name="P5" style:family="paragraph" style:parent-style-name="Table_20_Contents">
      <style:paragraph-properties fo:hyphenation-ladder-count="no-limit"/>
      <style:text-properties style:font-name="Liberation Serif" fo:font-size="12pt" fo:language="en" fo:country="IN" style:font-name-asian="Noto Sans CJK SC Regular" style:font-size-asian="12pt" style:font-name-complex="Lohit Devanagari" style:font-size-complex="12pt" fo:hyphenate="false" fo:hyphenation-remain-char-count="2" fo:hyphenation-push-char-count="2"/>
    </style:style>
    <style:style style:name="P6" style:family="paragraph" style:parent-style-name="Table_20_Contents">
      <style:text-properties officeooo:rsid="0003033e" officeooo:paragraph-rsid="0003033e"/>
    </style:style>
    <style:style style:name="P7" style:family="paragraph" style:parent-style-name="Table_20_Contents">
      <style:text-properties officeooo:rsid="0003ed46" officeooo:paragraph-rsid="0003ed46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text-properties officeooo:rsid="0003033e" officeooo:paragraph-rsid="0003033e"/>
    </style:style>
    <style:style style:name="P10" style:family="paragraph" style:parent-style-name="Standard">
      <style:text-properties officeooo:rsid="00068f99" officeooo:paragraph-rsid="00068f99"/>
    </style:style>
    <style:style style:name="T1" style:family="text">
      <style:text-properties fo:color="#000000"/>
    </style:style>
    <style:style style:name="T2" style:family="text">
      <style:text-properties fo:color="#003d73"/>
    </style:style>
    <style:style style:name="T3" style:family="text">
      <style:text-properties officeooo:rsid="00046a09"/>
    </style:style>
    <style:style style:name="T4" style:family="text">
      <style:text-properties officeooo:rsid="00068f99"/>
    </style:style>
    <style:style style:name="T5" style:family="text">
      <style:text-properties officeooo:rsid="000874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Question:</text:span> <text:span text:style-name="T2">Suppose a network of roads is depicted using a graph and you nedd to travel from one station to another. Suppose the distanc between each pair is given. Also the maximum speed in kn/hr possible between each pair of stations changes after each hour depending on the traffic (it changes after every hour). Find the route that shuld be reached in minimum time.</text:span></text:p>
      <text:p text:style-name="Standard"/>
      <text:p text:style-name="P2">We will be using <text:span text:style-name="T4">Floyd-Warshall</text:span> algorithm in this. I chose 14 tourist spots in jaipur. The maximum speeds are approximated. </text:p>
      <text:p text:style-name="Standard"/>
      <text:p text:style-name="P1"><text:span text:style-name="T5">0</text:span>. Amer fort</text:p>
      <text:p text:style-name="P1"><text:span text:style-name="T5">1</text:span>. City Palace</text:p>
      <text:p text:style-name="P1"><text:span text:style-name="T5">2</text:span>. Nahargarh fort</text:p>
      <text:p text:style-name="P1"><text:span text:style-name="T5">3</text:span>. Bapu bazar</text:p>
      <text:p text:style-name="P1"><text:span text:style-name="T5">4</text:span>. Hawa Mahal</text:p>
      <text:p text:style-name="P1"><text:span text:style-name="T5">5</text:span>. Jantar Mantar</text:p>
      <text:p text:style-name="P1"><text:span text:style-name="T5">6</text:span>. Jal Mahal</text:p>
      <text:p text:style-name="P1"><text:span text:style-name="T5">7</text:span>. Albert Hall Museum</text:p>
      <text:p text:style-name="P1"><text:span text:style-name="T5">8</text:span>. Jaigarh fort</text:p>
      <text:p text:style-name="P1"><text:span text:style-name="T5">9</text:span>. Chokhi Dhani</text:p>
      <text:p text:style-name="P1">1<text:span text:style-name="T5">0</text:span>. Raj mandir cinema</text:p>
      <text:p text:style-name="P1">1<text:span text:style-name="T5">1</text:span>. Birla Mandir</text:p>
      <text:p text:style-name="P1">1<text:span text:style-name="T5">2</text:span>. Rambagh Palace</text:p>
      <text:p text:style-name="P1">1<text:span text:style-name="T5">3</text:span>. Central Park</text:p>
      <text:p text:style-name="P1"/>
      <text:p text:style-name="P3">Now, every tourist location is coded with numbers. We will be using adjacen<text:span text:style-name="T4">cy </text:span>matrix as a representation of distance between the points.</text:p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able</text:p>
      <table:table table:name="finaltable" table:style-name="finaltable">
        <table:table-column table:style-name="finaltable.A"/>
        <table:table-column table:style-name="finaltable.B" table:number-columns-repeated="13"/>
        <table:table-column table:style-name="finaltable.O"/>
        <table:table-row>
          <table:table-cell table:style-name="finaltable.A1" office:value-type="string">
            <text:p text:style-name="P6"/>
          </table:table-cell>
          <table:table-cell table:style-name="finaltable.A1" office:value-type="string">
            <text:p text:style-name="P6">1</text:p>
          </table:table-cell>
          <table:table-cell table:style-name="finaltable.A1" office:value-type="string">
            <text:p text:style-name="P6">2</text:p>
          </table:table-cell>
          <table:table-cell table:style-name="finaltable.A1" office:value-type="string">
            <text:p text:style-name="P6">3</text:p>
          </table:table-cell>
          <table:table-cell table:style-name="finaltable.A1" office:value-type="string">
            <text:p text:style-name="P6">4</text:p>
          </table:table-cell>
          <table:table-cell table:style-name="finaltable.A1" office:value-type="string">
            <text:p text:style-name="P6">5</text:p>
          </table:table-cell>
          <table:table-cell table:style-name="finaltable.A1" office:value-type="string">
            <text:p text:style-name="P6">6</text:p>
          </table:table-cell>
          <table:table-cell table:style-name="finaltable.A1" office:value-type="string">
            <text:p text:style-name="P6">7</text:p>
          </table:table-cell>
          <table:table-cell table:style-name="finaltable.A1" office:value-type="string">
            <text:p text:style-name="P6">8</text:p>
          </table:table-cell>
          <table:table-cell table:style-name="finaltable.A1" office:value-type="string">
            <text:p text:style-name="P6">9</text:p>
          </table:table-cell>
          <table:table-cell table:style-name="finaltable.A1" office:value-type="string">
            <text:p text:style-name="P6">10</text:p>
          </table:table-cell>
          <table:table-cell table:style-name="finaltable.A1" office:value-type="string">
            <text:p text:style-name="P6">11</text:p>
          </table:table-cell>
          <table:table-cell table:style-name="finaltable.A1" office:value-type="string">
            <text:p text:style-name="P6">12</text:p>
          </table:table-cell>
          <table:table-cell table:style-name="finaltable.A1" office:value-type="string">
            <text:p text:style-name="P6">13</text:p>
          </table:table-cell>
          <table:table-cell table:style-name="finaltable.O1" office:value-type="string">
            <text:p text:style-name="P6">14</text:p>
          </table:table-cell>
        </table:table-row>
        <table:table-row>
          <table:table-cell table:style-name="finaltable.A2" office:value-type="string">
            <text:p text:style-name="P6">1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6">8.3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8.2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2</text:p>
          </table:table-cell>
          <table:table-cell table:style-name="finaltable.A2" office:value-type="string">
            <text:p text:style-name="P6">8.3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6">14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3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14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6">15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4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15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6">0.8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6.6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5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0.8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6">0.7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6</text:p>
          </table:table-cell>
          <table:table-cell table:style-name="finaltable.A2" office:value-type="string">
            <text:p text:style-name="P6">8.2</text:p>
          </table:table-cell>
          <table:table-cell table:style-name="finaltable.A2" office:value-type="string">
            <text:p text:style-name="P7">99<text:span text:style-name="T3">3</text:span>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0.7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7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6.6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6">6.0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8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6.0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6">12</text:p>
          </table:table-cell>
          <table:table-cell table:style-name="finaltable.A2" office:value-type="string">
            <text:p text:style-name="P6">1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12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6">32</text:p>
          </table:table-cell>
          <table:table-cell table:style-name="finaltable.A2" office:value-type="string">
            <text:p text:style-name="P6">13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10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19</text:p>
          </table:table-cell>
          <table:table-cell table:style-name="finaltable.A2" office:value-type="string">
            <text:p text:style-name="P6">32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7">9999</text:p>
          </table:table-cell>
        </table:table-row>
        <table:table-row>
          <table:table-cell table:style-name="finaltable.A2" office:value-type="string">
            <text:p text:style-name="P6">11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13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6">4.1</text:p>
          </table:table-cell>
          <table:table-cell table:style-name="finaltable.A2" office:value-type="string">
            <text:p text:style-name="P7">9999</text:p>
          </table:table-cell>
          <table:table-cell table:style-name="finaltable.O2" office:value-type="string">
            <text:p text:style-name="P6">3.6</text:p>
          </table:table-cell>
        </table:table-row>
        <table:table-row>
          <table:table-cell table:style-name="finaltable.A2" office:value-type="string">
            <text:p text:style-name="P6">12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4.1</text:p>
          </table:table-cell>
          <table:table-cell table:style-name="finaltable.A2" office:value-type="string">
            <text:p text:style-name="P6">0</text:p>
          </table:table-cell>
          <table:table-cell table:style-name="finaltable.A2" office:value-type="string">
            <text:p text:style-name="P7">1.4</text:p>
          </table:table-cell>
          <table:table-cell table:style-name="finaltable.O2" office:value-type="string">
            <text:p text:style-name="P7">9999</text:p>
          </table:table-cell>
        </table:table-row>
        <text:soft-page-break/>
        <table:table-row>
          <table:table-cell table:style-name="finaltable.A2" office:value-type="string">
            <text:p text:style-name="P6">13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1.4</text:p>
          </table:table-cell>
          <table:table-cell table:style-name="finaltable.A2" office:value-type="string">
            <text:p text:style-name="P6">0</text:p>
          </table:table-cell>
          <table:table-cell table:style-name="finaltable.O2" office:value-type="string">
            <text:p text:style-name="P6">0.9</text:p>
          </table:table-cell>
        </table:table-row>
        <table:table-row>
          <table:table-cell table:style-name="finaltable.A2" office:value-type="string">
            <text:p text:style-name="P6">14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3.6</text:p>
          </table:table-cell>
          <table:table-cell table:style-name="finaltable.A2" office:value-type="string">
            <text:p text:style-name="P7">9999</text:p>
          </table:table-cell>
          <table:table-cell table:style-name="finaltable.A2" office:value-type="string">
            <text:p text:style-name="P6">0.9</text:p>
          </table:table-cell>
          <table:table-cell table:style-name="finaltable.O2" office:value-type="string">
            <text:p text:style-name="P6">0</text:p>
          </table:table-cell>
        </table:table-row>
      </table:table>
      <text:p text:style-name="P4"/>
      <text:p text:style-name="P10">9999: no edge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IN" style:font-name-asian="Noto Sans CJK SC Regular" style:font-size-asian="10pt" style:language-asian="none" style:country-asian="none" style:font-name-complex="Lohit Devanagari" style:font-size-complex="10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font-name-asian="Noto Sans CJK SC Regular" style:font-size-asian="10pt" style:language-asian="none" style:country-asian="none" style:font-name-complex="Lohit Devanagari" style:font-size-complex="10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fo:language="en" fo:country="IN" style:font-size-asian="12pt" style:font-size-complex="12pt" fo:hyphenate="false"/>
    </style:style>
    <style:style style:name="Normal" style:family="paragraph">
      <style:paragraph-properties fo:orphans="2" fo:widows="2" fo:hyphenation-ladder-count="no-limit"/>
      <style:text-properties fo:font-size="12pt" fo:language="en" fo:country="IN" style:font-size-asian="12pt" style:font-size-complex="12pt" fo:hyphenate="false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ing" style:family="paragraph" style:parent-style-name="Standard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size-asian="12pt" style:font-style-asian="italic" style:font-name-complex="Lohit Devanagari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">
        <style:list-level-properties/>
      </text:list-level-style-number>
      <text:list-level-style-number text:level="2" text:style-name="List1Level1" style:num-format="">
        <style:list-level-properties/>
      </text:list-level-style-number>
      <text:list-level-style-number text:level="3" text:style-name="List1Level2" style:num-format="">
        <style:list-level-properties/>
      </text:list-level-style-number>
      <text:list-level-style-number text:level="4" text:style-name="List1Level3" style:num-format="">
        <style:list-level-properties/>
      </text:list-level-style-number>
      <text:list-level-style-number text:level="5" text:style-name="List1Level4" style:num-format="">
        <style:list-level-properties/>
      </text:list-level-style-number>
      <text:list-level-style-number text:level="6" text:style-name="List1Level5" style:num-format="">
        <style:list-level-properties/>
      </text:list-level-style-number>
      <text:list-level-style-number text:level="7" text:style-name="List1Level6" style:num-format="">
        <style:list-level-properties/>
      </text:list-level-style-number>
      <text:list-level-style-number text:level="8" text:style-name="List1Level7" style:num-format="">
        <style:list-level-properties/>
      </text:list-level-style-number>
      <text:list-level-style-number text:level="9" text:style-name="List1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meta:initial-creator/>
    <meta:creation-date>2018-10-29T11:21:00</meta:creation-date>
    <dc:date>2018-11-06T11:29:33.615485470</dc:date>
    <meta:editing-cycles>8</meta:editing-cycles>
    <meta:editing-duration>PT1H29M3S</meta:editing-duration>
    <meta:document-statistic meta:table-count="1" meta:image-count="0" meta:object-count="0" meta:page-count="2" meta:paragraph-count="243" meta:word-count="378" meta:character-count="1601" meta:non-whitespace-character-count="1465"/>
  </office:meta>
</office:document-meta>
</file>